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84.95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57.09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838.15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1.99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72bf44" style:rotation-align="none"/>
    </style:style>
    <style:style style:name="ce2" style:family="table-cell" style:parent-style-name="Default" style:data-style-name="N104">
      <style:table-cell-properties fo:background-color="#72bf44" style:rotation-align="none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fo:background-color="#72bf44"/>
      <style:text-properties fo:color="#00a65d"/>
    </style:style>
    <style:style style:name="ce11" style:family="table-cell" style:parent-style-name="Default">
      <style:table-cell-properties fo:background-color="#ed1c24"/>
      <style:text-properties fo:color="#ed1c24"/>
    </style:style>
    <style:style style:name="ce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T1" style:family="text">
      <style:text-properties style:font-style-complex="normal" style:font-name="Arial" fo:font-size="10pt" fo:font-weight="normal" style:text-underline-style="none" style:text-underline-color="font-color" style:text-line-through-type="none" fo:font-style="normal" style:text-outline="false" fo:color="#0000ff" style:text-position="0% 100%" style:font-name-complex="Arial" style:font-size-asian="10pt" style:font-size-complex="10pt" style:font-weight-asian="normal" style:font-weight-complex="normal" style:font-style-asian="normal" fo:text-shadow="none"/>
    </style:style>
    <style:style style:name="T2" style:family="text">
      <style:text-properties style:font-style-complex="normal" style:font-name="Arial" fo:font-size="10pt" fo:font-weight="normal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normal" style:font-weight-complex="normal" style:font-style-asian="normal" fo:text-shadow="none" style:use-window-font-color="true"/>
    </style:style>
    <style:style style:name="T3" style:family="text">
      <style:text-properties style:font-style-complex="normal" style:font-name="Arial" fo:font-size="10pt" fo:font-weight="normal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normal" style:font-weight-complex="normal" style:font-style-asian="normal" fo:text-shadow="none" fo:color="#0000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/>
          <table:table-cell table:style-name="Default" office:value-type="string" calcext:value-type="string">
            <text:p>snippet</text:p>
          </table:table-cell>
          <table:table-cell table:style-name="Default" office:value-type="string" calcext:value-type="string">
            <text:p>paper</text:p>
          </table:table-cell>
          <table:table-cell table:style-name="Default" office:value-type="string" calcext:value-type="string">
            <text:p>github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Heavy-Light декомпозиция (HLD)</text:p>
          </table:table-cell>
          <table:table-cell table:number-columns-repeated="3"/>
          <table:table-cell table:style-name="ce3" office:value-type="string" calcext:value-type="string">
            <text:p><text:a xlink:href="https://acm.timus.ru/problem.aspx?space=1&amp;num=1553" xlink:type="simple">https://acm.timus.ru/problem.aspx?space=1&amp;num=1553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Центроидная декомпозиция (centroid decomposition)</text:p>
          </table:table-cell>
          <table:table-cell table:number-columns-repeated="3"/>
          <table:table-cell table:style-name="ce3" office:value-type="string" calcext:value-type="string">
            <text:p><text:a xlink:href="https://codeforces.com/contest/321/submission/63947794" xlink:type="simple">https://codeforces.com/contest/321/submission/63947794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Суффиксный массив (suffix array)</text:p>
          </table:table-cell>
          <table:table-cell table:number-columns-repeated="3"/>
          <table:table-cell table:style-name="ce4" office:value-type="string" calcext:value-type="string">
            <text:p><text:a xlink:href="https://codeforces.com/edu/course/2/lesson/2/2/practice/contest/269103/submission/95521487" xlink:type="simple">https://codeforces.com/edu/course/2/lesson/2/2/practice/contest/269103/submission/95521487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Суффиксный автомат (suffix automaton)</text:p>
          </table:table-cell>
          <table:table-cell table:number-columns-repeated="3"/>
          <table:table-cell table:style-name="ce5" office:value-type="string" calcext:value-type="string">
            <text:p>Tinkoff Generation 2019-2020. A'. Строки 3. Задача С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-функция (z-function)</text:p>
          </table:table-cell>
          <table:table-cell/>
          <table:table-cell table:style-name="ce9"/>
          <table:table-cell/>
          <table:table-cell table:style-name="ce3" office:value-type="string" calcext:value-type="string">
            <text:p><text:a xlink:href="https://codeforces.com/edu/course/2/lesson/3/3/practice/contest/272263/submission/95523659" xlink:type="simple">https://codeforces.com/edu/course/2/lesson/3/3/practice/contest/272263/submission/95523659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Префикс-функция (prefix-function)</text:p>
          </table:table-cell>
          <table:table-cell/>
          <table:table-cell table:style-name="ce9"/>
          <table:table-cell/>
          <table:table-cell table:style-name="ce3" office:value-type="string" calcext:value-type="string">
            <text:p><text:a xlink:href="https://acmp.ru/asp/do/index.asp?main=task&amp;id_course=2&amp;id_section=18&amp;id_topic=42&amp;id_problem=280" xlink:type="simple">https://acmp.ru/asp/do/index.asp?main=task&amp;id_course=2&amp;id_section=18&amp;id_topic=42&amp;id_problem=280 ID13521424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cp-массив (lcp array)</text:p>
          </table:table-cell>
          <table:table-cell table:number-columns-repeated="3"/>
          <table:table-cell table:style-name="ce3" office:value-type="string" calcext:value-type="string">
            <text:p><text:a xlink:href="https://codeforces.com/edu/course/2/lesson/2/4/practice/contest/269119/submission/95524757" xlink:type="simple">https://codeforces.com/edu/course/2/lesson/2/4/practice/contest/269119/submission/95524757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Максимальный поток(Алгоритм Диница с масштабированием) (maxflow, Dinic with scaling)</text:p>
          </table:table-cell>
          <table:table-cell table:number-columns-repeated="3"/>
          <table:table-cell table:style-name="ce5" office:value-type="string" calcext:value-type="string">
            <text:p>Tinkoff Generation 2019-2020. A'. Потоки 1. Задача B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Факторизация за O(n ^ ¼) (Ро алгоритм Полларда) (factorization in O(n ^ ¼), Pollard's rho)</text:p>
          </table:table-cell>
          <table:table-cell table:number-columns-repeated="3"/>
          <table:table-cell table:style-name="ce5" office:value-type="string" calcext:value-type="string">
            <text:p>Tinkoff Generation 2020-2021. A. Теория чисел. Задача K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Вероятностный тест на простоту Миллера-Рабина (Miller–Rabin primality test)</text:p>
          </table:table-cell>
          <table:table-cell table:number-columns-repeated="3"/>
          <table:table-cell table:style-name="ce5" office:value-type="string" calcext:value-type="string">
            <text:p>Tinkoff Generation 2019-2020. A'. Математика 3. Задача J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Решето Эратосфена за линейное время (Sieve of Eratosthenes in linear time)</text:p>
          </table:table-cell>
          <table:table-cell/>
          <table:table-cell table:style-name="ce9"/>
          <table:table-cell/>
          <table:table-cell table:style-name="ce5" office:value-type="string" calcext:value-type="string">
            <text:p>Tinkoff Generation 2020-2021. A. Теория чисел. Задача G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Расширенный алгоритм евклида (Extended Euclidean algorithm)</text:p>
          </table:table-cell>
          <table:table-cell/>
          <table:table-cell table:style-name="ce9"/>
          <table:table-cell/>
          <table:table-cell office:value-type="string" calcext:value-type="string">
            <text:p>Tinkoff Generation 2020-2021. A. Теория чисел. Задача A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рифметика по модулю (modular arithmetic)</text:p>
          </table:table-cell>
          <table:table-cell/>
          <table:table-cell table:style-name="ce9"/>
          <table:table-cell/>
          <table:table-cell table:style-name="ce3" office:value-type="string" calcext:value-type="string">
            <text:p><text:a xlink:href="https://atcoder.jp/contests/abc172/submissions/17399641" xlink:type="simple">https://atcoder.jp/contests/abc172/submissions/17399641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поиск (обратных) факториалов и вычисление C(n, k). ((inverse)factorials and binomial coefficients)</text:p>
          </table:table-cell>
          <table:table-cell/>
          <table:table-cell table:style-name="ce9"/>
          <table:table-cell/>
          <table:table-cell table:style-name="ce3" office:value-type="string" calcext:value-type="string">
            <text:p><text:a xlink:href="https://atcoder.jp/contests/abc172/submissions/17399641" xlink:type="simple">https://atcoder.jp/contests/abc172/submissions/17399641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Быстрое преобразование Фурье (FFT)</text:p>
          </table:table-cell>
          <table:table-cell table:number-columns-repeated="3"/>
          <table:table-cell table:style-name="ce3" office:value-type="string" calcext:value-type="string">
            <text:p><text:a xlink:href="https://codeforces.com/group/I0I2Us0QBe/contest/286338/submission/95533490" xlink:type="simple">https://codeforces.com/group/I0I2Us0QBe/contest/286338/submission/95533490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FT по произвольному модулю <text:s/>(arbitary modulo FFT)</text:p>
          </table:table-cell>
          <table:table-cell table:number-columns-repeated="3"/>
          <table:table-cell table:style-name="ce3" office:value-type="string" calcext:value-type="string">
            <text:p><text:a xlink:href="https://codeforces.com/contest/623/submission/87715900" xlink:type="simple">https://codeforces.com/contest/623/submission/87715900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FT по модулю p = 1 mod 2**k <text:s/>(FFT modulo p = 1 mod 2**k ) (998244353)</text:p>
          </table:table-cell>
          <table:table-cell table:number-columns-repeated="3"/>
          <table:table-cell table:style-name="ce3" office:value-type="string" calcext:value-type="string">
            <text:p><text:a xlink:href="https://judge.yosupo.jp/submission/26909" xlink:type="simple">https://judge.yosupo.jp/submission/26909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лгоритм Манакера (Manacher's algorithm )</text:p>
          </table:table-cell>
          <table:table-cell table:number-columns-repeated="3"/>
          <table:table-cell table:style-name="ce3" office:value-type="string" calcext:value-type="string">
            <text:p><text:a xlink:href="https://acm.timus.ru/problem.aspx?space=1&amp;num=1960" xlink:type="simple">https://acm.timus.ru/problem.aspx?space=1&amp;num=1960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Вещественная вычислительная Геометрия (geometry with double numbers)</text:p>
          </table:table-cell>
          <table:table-cell table:number-columns-repeated="3"/>
          <table:table-cell table:style-name="ce3" office:value-type="string" calcext:value-type="string">
            <text:p><text:span text:style-name="T1">https://acm.timus.ru/problem.aspx?space=1&amp;num=1103</text:span><text:span text:style-name="T2"> </text:span><text:span text:style-name="T3">https://acm.timus.ru/problem.aspx?space=1&amp;num=1075</text:span><text:span text:style-name="T2"> </text:span><text:span text:style-name="T3">https://acm.timus.ru/problem.aspx?space=1&amp;num=1185</text:span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Целочисленная вычислительная Геометрия (geometry with integer numbers)</text:p>
          </table:table-cell>
          <table:table-cell table:number-columns-repeated="3"/>
          <table:table-cell table:style-name="ce3" office:value-type="string" calcext:value-type="string">
            <text:p><text:a xlink:href="https://codeforces.com/gym/100131/submission/95541355" xlink:type="simple">https://codeforces.com/gym/100131/submission/95541355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ллокатор Копелиовича (fast memory allocation)</text:p>
          </table:table-cell>
          <table:table-cell table:style-name="ce2"/>
          <table:table-cell table:number-columns-repeated="2"/>
          <table:table-cell table:style-name="ce3" office:value-type="string" calcext:value-type="string">
            <text:p><text:a xlink:href="https://informatics.mccme.ru/mod/statements/view.php?chapterid=112091#1" xlink:type="simple">https://informatics.mccme.ru/mod/statements/view.php?chapterid=112091#1 ID23909226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Дерево отрезков (segment tree)</text:p>
          </table:table-cell>
          <table:table-cell/>
          <table:table-cell table:style-name="ce9"/>
          <table:table-cell/>
          <table:table-cell table:style-name="ce3" office:value-type="string" calcext:value-type="string">
            <text:p><text:a xlink:href="https://codeforces.com/edu/course/2/lesson/5/2/practice/contest/279653/submission/94249475" xlink:type="simple">https://codeforces.com/edu/course/2/lesson/5/2/practice/contest/279653/submission/94249475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Дерево Фенвика (Binary Indexed Tree)</text:p>
          </table:table-cell>
          <table:table-cell/>
          <table:table-cell table:style-name="ce9"/>
          <table:table-cell/>
          <table:table-cell table:style-name="ce3" office:value-type="string" calcext:value-type="string">
            <text:p><text:a xlink:href="https://acm.timus.ru/problem.aspx?space=1&amp;num=1896" xlink:type="simple">https://acm.timus.ru/problem.aspx?space=1&amp;num=1896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Декартово дерево по неявному ключу (treap with implict keys)</text:p>
          </table:table-cell>
          <table:table-cell table:number-columns-repeated="3"/>
          <table:table-cell table:style-name="ce3" office:value-type="string" calcext:value-type="string">
            <text:p><text:a xlink:href="https://codeforces.com/contest/1381/submission/87552588" xlink:type="simple">https://codeforces.com/contest/1381/submission/87552588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Декартово дерево (treap)</text:p>
          </table:table-cell>
          <table:table-cell table:number-columns-repeated="3"/>
          <table:table-cell table:style-name="ce6" office:value-type="string" calcext:value-type="string">
            <text:p><text:a xlink:href="https://codeforces.com/group/RX9SPDl4CI/contest/259317/submission/95546090" xlink:type="simple">https://codeforces.com/group/RX9SPDl4CI/contest/259317/submission/95546090  https://codeforces.com/edu/course/2/lesson/4/3/practice/contest/274545/submission/95546178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Персистентное Дерево Отрезков (persistent segment tree)</text:p>
          </table:table-cell>
          <table:table-cell table:number-columns-repeated="3"/>
          <table:table-cell office:value-type="string" calcext:value-type="string">
            <text:p><text:a xlink:href="https://www.spoj.com/problems/MKTHNUM/" xlink:type="simple">https://www.spoj.com/problems/MKTHNUM/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лгоритм Дейкстры (Dijkstra’s algorithm)</text:p>
          </table:table-cell>
          <table:table-cell/>
          <table:table-cell table:style-name="ce9"/>
          <table:table-cell/>
          <table:table-cell office:value-type="string" calcext:value-type="string">
            <text:p><text:a xlink:href="http://www.usaco.org/index.php?page=viewproblem2&amp;cpid=400" xlink:type="simple">http://www.usaco.org/index.php?page=viewproblem2&amp;cpid=400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СНМ (DSU)</text:p>
          </table:table-cell>
          <table:table-cell/>
          <table:table-cell table:style-name="ce9"/>
          <table:table-cell/>
          <table:table-cell office:value-type="string" calcext:value-type="string">
            <text:p><text:a xlink:href="https://codeforces.com/contest/1386/submission/95629580" xlink:type="simple">https://codeforces.com/contest/1386/submission/95629580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лгоритм Евклида (Euclidian algorithm)</text:p>
          </table:table-cell>
          <table:table-cell/>
          <table:table-cell table:style-name="ce9"/>
          <table:table-cell/>
          <table:table-cell office:value-type="string" calcext:value-type="string">
            <text:p><text:a xlink:href="https://atcoder.jp/contests/arc105/submissions/17338526" xlink:type="simple">https://atcoder.jp/contests/arc105/submissions/17338526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К-тая порядковая статистика на отрезке (K-th number on segment)</text:p>
          </table:table-cell>
          <table:table-cell table:style-name="ce9" table:number-columns-repeated="2"/>
          <table:table-cell/>
          <table:table-cell office:value-type="string" calcext:value-type="string">
            <text:p><text:a xlink:href="https://www.spoj.com/problems/MKTHNUM/" xlink:type="simple">https://www.spoj.com/problems/MKTHNUM/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Количество различных на отрезке (count distinct numbers on segment)</text:p>
          </table:table-cell>
          <table:table-cell table:style-name="ce9" table:number-columns-repeated="2"/>
          <table:table-cell/>
          <table:table-cell office:value-type="string" calcext:value-type="string">
            <text:p><text:a xlink:href="https://www.spoj.com/problems/DQUERY/" xlink:type="simple">https://www.spoj.com/problems/DQUERY/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К-тая порядковая статистика на пути в дереве (K-th number on tree path)</text:p>
          </table:table-cell>
          <table:table-cell table:style-name="ce9" table:number-columns-repeated="2"/>
          <table:table-cell/>
          <table:table-cell office:value-type="string" calcext:value-type="string">
            <text:p><text:a xlink:href="https://www.spoj.com/problems/COT/" xlink:type="simple">https://www.spoj.com/problems/COT/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Задача о динамической связности оффлайн (DCP offline)</text:p>
          </table:table-cell>
          <table:table-cell table:style-name="ce9" table:number-columns-repeated="2"/>
          <table:table-cell/>
          <table:table-cell office:value-type="string" calcext:value-type="string">
            <text:p>Tinkoff Generation 2019-2020. A'. Структуры данных 4. Задача 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Прибавление на отрезке, сумма на отрезке, сохранение версии (RSQ, range addition, persistence)</text:p>
          </table:table-cell>
          <table:table-cell table:style-name="ce9" table:number-columns-repeated="2"/>
          <table:table-cell/>
          <table:table-cell office:value-type="string" calcext:value-type="string">
            <text:p><text:a xlink:href="https://www.spoj.com/problems/TTM/" xlink:type="simple">https://www.spoj.com/problems/TTM/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Командный шаблон (team template)</text:p>
          </table:table-cell>
          <table:table-cell table:number-columns-repeated="3"/>
          <table:table-cell office:value-type="string" calcext:value-type="string">
            <text:p>На МКОШП20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Личный шаблон (my template)</text:p>
          </table:table-cell>
          <table:table-cell/>
          <table:table-cell table:style-name="ce9"/>
          <table:table-cell/>
          <table:table-cell office:value-type="string" calcext:value-type="string">
            <text:p><text:a xlink:href="http://codeforces.com/contest/1361/submission/98167727" xlink:type="simple">http://codeforces.com/contest/1361/submission/98167727</text:a></text:p>
          </table:table-cell>
          <table:table-cell table:number-columns-repeated="1019"/>
        </table:table-row>
        <table:table-row table:style-name="ro2" table:number-rows-repeated="4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/>
          <table:table-cell table:style-name="ce10"/>
          <table:table-cell table:style-name="Default" office:value-type="string" calcext:value-type="string">
            <text:p>-сделано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11"/>
          <table:table-cell table:style-name="Default" office:value-type="string" calcext:value-type="string">
            <text:p>-не сделано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9"/>
          <table:table-cell table:style-name="Default" office:value-type="string" calcext:value-type="string">
            <text:p>-не нужно</text:p>
          </table:table-cell>
          <table:table-cell table:style-name="Default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04:42:52.554527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8:12:25</meta:creation-date>
    <dc:language>en-US</dc:language>
    <dc:date>2020-11-15T06:45:15.456824564</dc:date>
    <meta:editing-cycles>4</meta:editing-cycles>
    <meta:editing-duration>PT15H14M40S</meta:editing-duration>
    <meta:generator>LibreOffice/6.0.7.3$Linux_X86_64 LibreOffice_project/00m0$Build-3</meta:generator>
    <meta:document-statistic meta:table-count="1" meta:cell-count="7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